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5.8252in"/>
    </style:style>
    <style:style style:name="co7" style:family="table-column">
      <style:table-column-properties fo:break-before="auto" style:column-width="3.25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5.7283in"/>
    </style:style>
    <style:style style:name="co10" style:family="table-column">
      <style:table-column-properties fo:break-before="auto" style:column-width="3.2839in"/>
    </style:style>
    <style:style style:name="co11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mpare_implementat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USE PARTIAL SU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ERAGE TIME 5 runs (10K gradient evaluation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GLM</text:p>
          </table:table-cell>
          <table:table-cell office:value-type="float" office:value="112.014" calcext:value-type="float">
            <text:p>112.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lupmf_column_indexing</text:p>
          </table:table-cell>
          <table:table-cell office:value-type="float" office:value="423.696" calcext:value-type="float">
            <text:p>423.6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lupmf_column_indexing_with_transposition</text:p>
          </table:table-cell>
          <table:table-cell office:value-type="float" office:value="441.074" calcext:value-type="float">
            <text:p>441.0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lupmf_row_indexing</text:p>
          </table:table-cell>
          <table:table-cell office:value-type="float" office:value="454.094" calcext:value-type="float">
            <text:p>454.09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GLM</text:p>
          </table:table-cell>
          <table:table-cell office:value-type="float" office:value="51.08" calcext:value-type="float">
            <text:p>51.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lupmf_column_indexing</text:p>
          </table:table-cell>
          <table:table-cell office:value-type="float" office:value="455.612" calcext:value-type="float">
            <text:p>455.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lupmf_column_indexing_with_transposition</text:p>
          </table:table-cell>
          <table:table-cell office:value-type="float" office:value="483.992" calcext:value-type="float">
            <text:p>483.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o_partial_sum_categorical_lupmf_row_indexing</text:p>
          </table:table-cell>
          <table:table-cell office:value-type="float" office:value="491.314" calcext:value-type="float">
            <text:p>491.3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_row_indexing_and_transposition</text:p>
          </table:table-cell>
          <table:table-cell office:value-type="float" office:value="358.156" calcext:value-type="float">
            <text:p>358.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</text:p>
          </table:table-cell>
          <table:table-cell office:value-type="float" office:value="362.022" calcext:value-type="float">
            <text:p>362.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</text:p>
          </table:table-cell>
          <table:table-cell office:value-type="float" office:value="9262.48" calcext:value-type="float">
            <text:p>9262.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_with_transposition</text:p>
          </table:table-cell>
          <table:table-cell office:value-type="float" office:value="9286.77" calcext:value-type="float">
            <text:p>9286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row_indexing</text:p>
          </table:table-cell>
          <table:table-cell office:value-type="float" office:value="8179.18" calcext:value-type="float">
            <text:p>8179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46.686" calcext:value-type="float">
            <text:p>46.6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8.904" calcext:value-type="float">
            <text:p>48.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olumn_indexing</text:p>
          </table:table-cell>
          <table:table-cell office:value-type="float" office:value="1254.15" calcext:value-type="float">
            <text:p>1254.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row_indexing</text:p>
          </table:table-cell>
          <table:table-cell office:value-type="float" office:value="1269.49" calcext:value-type="float">
            <text:p>1269.4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_row_indexing_and_transposition</text:p>
          </table:table-cell>
          <table:table-cell office:value-type="float" office:value="400.248" calcext:value-type="float">
            <text:p>400.2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</text:p>
          </table:table-cell>
          <table:table-cell office:value-type="float" office:value="400.982" calcext:value-type="float">
            <text:p>400.9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</text:p>
          </table:table-cell>
          <table:table-cell office:value-type="float" office:value="8993.6" calcext:value-type="float">
            <text:p>8993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_with_transposition</text:p>
          </table:table-cell>
          <table:table-cell office:value-type="float" office:value="9138.04" calcext:value-type="float">
            <text:p>9138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row_indexing</text:p>
          </table:table-cell>
          <table:table-cell office:value-type="float" office:value="9042.53" calcext:value-type="float">
            <text:p>9042.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7.454" calcext:value-type="float">
            <text:p>77.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73.078" calcext:value-type="float">
            <text:p>73.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olumn_indexing</text:p>
          </table:table-cell>
          <table:table-cell office:value-type="float" office:value="1513.77" calcext:value-type="float">
            <text:p>1513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row_indexing</text:p>
          </table:table-cell>
          <table:table-cell office:value-type="float" office:value="1224.07" calcext:value-type="float">
            <text:p>1224.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_row_indexing_and_transposition</text:p>
          </table:table-cell>
          <table:table-cell office:value-type="float" office:value="381.646" calcext:value-type="float">
            <text:p>381.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</text:p>
          </table:table-cell>
          <table:table-cell office:value-type="float" office:value="393.762" calcext:value-type="float">
            <text:p>393.7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</text:p>
          </table:table-cell>
          <table:table-cell office:value-type="float" office:value="9720.69" calcext:value-type="float">
            <text:p>9720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_with_transposition</text:p>
          </table:table-cell>
          <table:table-cell office:value-type="float" office:value="8604.91" calcext:value-type="float">
            <text:p>8604.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row_indexing</text:p>
          </table:table-cell>
          <table:table-cell office:value-type="float" office:value="8918.84" calcext:value-type="float">
            <text:p>8918.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44.86" calcext:value-type="float">
            <text:p>44.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5.974" calcext:value-type="float">
            <text:p>45.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olumn_indexing</text:p>
          </table:table-cell>
          <table:table-cell office:value-type="float" office:value="1088.18" calcext:value-type="float">
            <text:p>1088.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row_indexing</text:p>
          </table:table-cell>
          <table:table-cell office:value-type="float" office:value="1202.59" calcext:value-type="float">
            <text:p>1202.5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_row_indexing_and_transposition</text:p>
          </table:table-cell>
          <table:table-cell office:value-type="float" office:value="392.168" calcext:value-type="float">
            <text:p>392.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logit_SHARED_ARGS_y</text:p>
          </table:table-cell>
          <table:table-cell office:value-type="float" office:value="395.234" calcext:value-type="float">
            <text:p>395.2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</text:p>
          </table:table-cell>
          <table:table-cell office:value-type="float" office:value="9733.13" calcext:value-type="float">
            <text:p>9733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column_indexing_with_transposition</text:p>
          </table:table-cell>
          <table:table-cell office:value-type="float" office:value="9442.11" calcext:value-type="float">
            <text:p>9442.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logit_row_indexing</text:p>
          </table:table-cell>
          <table:table-cell office:value-type="float" office:value="8094.81" calcext:value-type="float">
            <text:p>8094.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3.968" calcext:value-type="float">
            <text:p>73.9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74.306" calcext:value-type="float">
            <text:p>74.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olumn_indexing</text:p>
          </table:table-cell>
          <table:table-cell office:value-type="float" office:value="1093.36" calcext:value-type="float">
            <text:p>1093.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row_indexing</text:p>
          </table:table-cell>
          <table:table-cell office:value-type="float" office:value="1282.87" calcext:value-type="float">
            <text:p>1282.87</text:p>
          </table:table-cell>
        </table:table-row>
      </table:table>
      <table:table table:name="compare_number_thread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vice</text:p>
          </table:table-cell>
          <table:table-cell office:value-type="string" calcext:value-type="string">
            <text:p>OpenMPI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USE PARTIAL SU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VERAGE TIME 5 runs (10K gradient evaluations)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45.6" calcext:value-type="float">
            <text:p>4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44.4" calcext:value-type="float">
            <text:p>44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53.2" calcext:value-type="float">
            <text:p>53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45.4" calcext:value-type="float">
            <text:p>45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51.6" calcext:value-type="float">
            <text:p>51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46.6" calcext:value-type="float">
            <text:p>46.6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88.4" calcext:value-type="float">
            <text:p>88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72.4" calcext:value-type="float">
            <text:p>72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7.6" calcext:value-type="float">
            <text:p>47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5.2" calcext:value-type="float">
            <text:p>4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56.4" calcext:value-type="float">
            <text:p>56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3.4" calcext:value-type="float">
            <text:p>43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row_indexing</text:p>
          </table:table-cell>
          <table:table-cell office:value-type="float" office:value="44.2" calcext:value-type="float">
            <text:p>44.2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118.4" calcext:value-type="float">
            <text:p>118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85.6" calcext:value-type="float">
            <text:p>85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84.8" calcext:value-type="float">
            <text:p>84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0.6" calcext:value-type="float">
            <text:p>70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2.4" calcext:value-type="float">
            <text:p>72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69.4" calcext:value-type="float">
            <text:p>69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0.8" calcext:value-type="float">
            <text:p>70.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116.8" calcext:value-type="float">
            <text:p>11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86.8" calcext:value-type="float">
            <text:p>86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81.4" calcext:value-type="float">
            <text:p>81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5.2" calcext:value-type="float">
            <text:p>75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1.8" calcext:value-type="float">
            <text:p>71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7.8" calcext:value-type="float">
            <text:p>77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7.4" calcext:value-type="float">
            <text:p>77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da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_sum_SLICED_ARGS_y_SHARED_ARGS_W_Categorical_GLM_columns_indexing</text:p>
          </table:table-cell>
          <table:table-cell office:value-type="float" office:value="67.8" calcext:value-type="float">
            <text:p>67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5:08:49.079975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5:38:18.153969912</meta:creation-date>
    <dc:date>2021-03-26T15:23:06.745174540</dc:date>
    <meta:editing-duration>PT2H22M29S</meta:editing-duration>
    <meta:editing-cycles>8</meta:editing-cycles>
    <meta:generator>LibreOffice/6.4.6.2$Linux_X86_64 LibreOffice_project/40$Build-2</meta:generator>
    <meta:document-statistic meta:table-count="2" meta:cell-count="492" meta:object-count="0"/>
  </office:meta>
</office:document-meta>
</file>